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2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mig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omate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nahoria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bas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rro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banito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molacha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pollo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elga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io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erenjena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boll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l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spinaca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apall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echug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veja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jo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epino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rócoli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oniato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oroto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lón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orrón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ndía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ereji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liflor</text:p>
          </table:table-cell>
          <table:table-cell table:number-columns-repeated="6"/>
        </table:table-row>
      </table:table>
      <table:table table:name="Enemig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omate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nahoria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ba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rro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banito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molach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pollo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elga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io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erenjena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bolla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l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spinaca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apall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echug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veja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j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epino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rócoli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oniato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oroto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elón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orrón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ndía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erejil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lifl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2T03:42:58</dc:date>
    <dc:creator>Juan Peon</dc:creator>
    <meta:generator>LibreOffice/3.5$Linux_X86_64 LibreOffice_project/350m1$Build-2</meta:generator>
    <meta:editing-duration>P0D</meta:editing-duration>
    <meta:editing-cycles>1</meta:editing-cycles>
    <meta:document-statistic meta:table-count="2" meta:cell-count="143" meta:object-count="0"/>
  </office:meta>
</office:document-meta>
</file>